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endas Plus" svg:font-family="'Calendas Plus', 'Crimson Text', 'Hoefler Text', Georgia, 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3437in" loext:contextual-spacing="false" style:line-height-at-least="0.3437in" fo:widows="1" fo:text-indent="0in" style:auto-text-indent="false" fo:padding="0in" fo:border="none"/>
      <style:text-properties fo:font-variant="normal" fo:text-transform="none" fo:color="#3b3b3b" style:font-name="Calendas Plus" fo:font-size="12pt" fo:letter-spacing="normal" fo:font-style="normal" fo:font-weight="normal" officeooo:paragraph-rsid="00096d0b"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9f804" officeooo:paragraph-rsid="0009f804" style:font-size-asian="12pt" style:font-size-complex="12pt"/>
    </style:style>
    <style:style style:name="P4" style:family="paragraph" style:parent-style-name="Standard">
      <style:text-properties fo:font-size="12pt" officeooo:rsid="000bd75b" officeooo:paragraph-rsid="000bd75b" style:font-size-asian="12pt" style:font-size-complex="12pt"/>
    </style:style>
    <style:style style:name="P5" style:family="paragraph" style:parent-style-name="Standard">
      <style:text-properties fo:font-size="12pt" officeooo:rsid="000bd75b" officeooo:paragraph-rsid="000dbb9d" style:font-size-asian="12pt" style:font-size-complex="12pt"/>
    </style:style>
    <style:style style:name="P6" style:family="paragraph" style:parent-style-name="Standard">
      <style:text-properties fo:font-size="12pt" officeooo:rsid="000f5286" officeooo:paragraph-rsid="000f5286" style:font-size-asian="12pt" style:font-size-complex="12pt"/>
    </style:style>
    <style:style style:name="P7" style:family="paragraph" style:parent-style-name="Standard">
      <style:text-properties fo:font-size="12pt" officeooo:rsid="0010665f" officeooo:paragraph-rsid="0010665f" style:font-size-asian="12pt" style:font-size-complex="12pt"/>
    </style:style>
    <style:style style:name="P8" style:family="paragraph" style:parent-style-name="Standard">
      <style:text-properties fo:font-size="12pt" officeooo:rsid="0011b41b" officeooo:paragraph-rsid="0011b41b" style:font-size-asian="12pt" style:font-size-complex="12pt"/>
    </style:style>
    <style:style style:name="P9" style:family="paragraph" style:parent-style-name="Text_20_body" style:list-style-name="L1">
      <style:paragraph-properties fo:margin-left="0.6874in" fo:margin-right="0in" fo:margin-top="0in" fo:margin-bottom="0.1146in" loext:contextual-spacing="false" style:line-height-at-least="0.3437in" fo:widows="1" fo:text-indent="0in" style:auto-text-indent="false" fo:padding="0in" fo:border="none"/>
      <style:text-properties fo:font-variant="normal" fo:text-transform="none" fo:color="#3b3b3b" style:font-name="inherit" fo:font-size="12pt" fo:letter-spacing="normal" fo:font-style="normal" fo:font-weight="normal" officeooo:paragraph-rsid="00096d0b" style:font-size-asian="12pt" style:font-size-complex="12pt"/>
    </style:style>
    <style:style style:name="P10" style:family="paragraph" style:parent-style-name="Text_20_body" style:list-style-name="L1">
      <style:paragraph-properties fo:margin-left="0.6874in" fo:margin-right="0in" fo:margin-top="0in" fo:margin-bottom="0in" loext:contextual-spacing="false" style:line-height-at-least="0.3437in" fo:widows="1" fo:text-indent="0in" style:auto-text-indent="false" fo:padding="0in" fo:border="none"/>
      <style:text-properties fo:font-variant="normal" fo:text-transform="none" fo:color="#3b3b3b" style:font-name="inherit"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in" fo:margin-bottom="0.3437in" loext:contextual-spacing="false" style:line-height-at-least="0.3437in" fo:widows="1" fo:text-indent="0in" style:auto-text-indent="false" fo:padding="0in" fo:border="none"/>
      <style:text-properties fo:font-variant="normal" fo:text-transform="none" fo:color="#3b3b3b" style:font-name="Calendas Plus" fo:font-size="12pt" fo:letter-spacing="normal" fo:font-style="normal" fo:font-weight="normal" officeooo:rsid="0015a536" officeooo:paragraph-rsid="0015a536" style:font-size-asian="12pt" style:font-size-complex="12pt"/>
    </style:style>
    <style:style style:name="T1" style:family="text">
      <style:text-properties officeooo:rsid="0009f804"/>
    </style:style>
    <style:style style:name="T2" style:family="text">
      <style:text-properties officeooo:rsid="000dbb9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ttp://arxiv.org/pdf/1308.4214.pdf</text:p>
      <text:p text:style-name="P1">Pylearn2 is great for two things:</text:p>
      <text:list xml:id="list6776050515117849749" text:style-name="L1">
        <text:list-header>
          <text:p text:style-name="P9">It allows you to experiment with new ideas without much implementation overhead. The library was built to be modular, and it aims to be usable without an extensive knowledge of the codebase. Writing a new model from scratch is usually pretty fast once you know what to do and where to look.</text:p>
        </text:list-header>
        <text:list-item>
          <text:p text:style-name="P10">It has an interface (YAML) that allows to decouple implementation from experimental choices, which allows experiments to be constructed in a light and readable fashion.</text:p>
        </text:list-item>
      </text:list>
      <text:p text:style-name="P2"><text:line-break/><text:span text:style-name="T1">READ LISTS</text:span></text:p>
      <text:p text:style-name="P3"><text:a xlink:type="simple" xlink:href="http://vdumoulin.github.io/articles/extending-pylearn2/" text:style-name="Internet_20_link" text:visited-style-name="Visited_20_Internet_20_Link">http://vdumoulin.github.io/articles/extending-pylearn2/</text:a></text:p>
      <text:p text:style-name="P3"><text:a xlink:type="simple" xlink:href="http://nbviewer.ipython.org/github/lisa-lab/pylearn2/blob/master/pylearn2/scripts/tutorials/softmax_regression/softmax_regression.ipynb" text:style-name="Internet_20_link" text:visited-style-name="Visited_20_Internet_20_Link">http://nbviewer.ipython.org/github/lisa-lab/pylearn2/blob/master/pylearn2/scripts/tutorials/softmax_regression/softmax_regression.ipynb</text:a></text:p>
      <text:p text:style-name="P4"><text:a xlink:type="simple" xlink:href="http://fastml.com/pylearn2-in-practice/" text:style-name="Internet_20_link" text:visited-style-name="Visited_20_Internet_20_Link">http://fastml.com/pylearn2-in-practice/</text:a></text:p>
      <text:p text:style-name="P4"/>
      <text:p text:style-name="P3"/>
      <text:p text:style-name="P4">python -c "from pylearn2.utils import serial; \</text:p>
      <text:p text:style-name="P5"><text:s text:c="11"/>train_obj = serial.load_train_file('<text:span text:style-name="T2">test_fake_sample</text:span>.yaml'); \</text:p>
      <text:p text:style-name="P4"><text:s text:c="11"/>train_obj.main_loop()"</text:p>
      <text:p text:style-name="P4"/>
      <text:p text:style-name="P4">strengths</text:p>
      <text:p text:style-name="P4">easy to configure</text:p>
      <text:p text:style-name="P4"/>
      <text:p text:style-name="P4">drawbacks</text:p>
      <text:p text:style-name="P4">1. support dense matrix</text:p>
      <text:p text:style-name="P6"><text:a xlink:type="simple" xlink:href="https://groups.google.com/forum/#!searchin/pylearn-users/sparse/pylearn-users/f4rxEDl9q40/2iliyxISjv0J" text:style-name="Internet_20_link" text:visited-style-name="Visited_20_Internet_20_Link">https://groups.google.com/forum/#!searchin/pylearn-users/sparse/pylearn-users/f4rxEDl9q40/2iliyxISjv0J</text:a></text:p>
      <text:p text:style-name="P7"><text:a xlink:type="simple" xlink:href="https://groups.google.com/forum/#!searchin/theano-users/sparse/theano-users/2AFps8R5bPE/pd9Xv-X5u98J" text:style-name="Internet_20_link" text:visited-style-name="Visited_20_Internet_20_Link">https://groups.google.com/forum/#!searchin/theano-users/sparse/theano-users/2AFps8R5bPE/pd9Xv-X5u98J</text:a></text:p>
      <text:p text:style-name="P8"><text:a xlink:type="simple" xlink:href="https://groups.google.com/forum/#!searchin/theano-users/sparse/theano-users/y43JeL0sIUQ/nnVdho5C40AJ" text:style-name="Internet_20_link" text:visited-style-name="Visited_20_Internet_20_Link">https://groups.google.com/forum/#!searchin/theano-users/sparse/theano-users/y43JeL0sIUQ/nnVdho5C40AJ</text:a></text:p>
      <text:p text:style-name="P4">2. multicore problem SGD</text:p>
      <text:p text:style-name="P6"><text:a xlink:type="simple" xlink:href="http://stackoverflow.com/questions/30470517/theano-pylearn2-how-to-parallelize-training" text:style-name="Internet_20_link" text:visited-style-name="Visited_20_Internet_20_Link">http://stackoverflow.com/questions/30470517/theano-pylearn2-how-to-parallelize-training</text:a></text:p>
      <text:p text:style-name="P4">3. not easy to get start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endas Plus" svg:font-family="'Calendas Plus', 'Crimson Text', 'Hoefler Text', Georgia, 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6T11:12:13.840889916</meta:creation-date>
    <dc:date>2015-07-17T17:40:37.154839017</dc:date>
    <meta:editing-duration>PT9H1M56S</meta:editing-duration>
    <meta:editing-cycles>6</meta:editing-cycles>
    <meta:generator>LibreOffice/4.4.2.2$Linux_X86_64 LibreOffice_project/40m0$Build-2</meta:generator>
    <meta:document-statistic meta:table-count="0" meta:image-count="0" meta:object-count="0" meta:page-count="1" meta:paragraph-count="21" meta:word-count="126" meta:character-count="1417" meta:non-whitespace-character-count="1291"/>
  </office:meta>
</office:document-meta>
</file>